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57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264in"/>
    </style:style>
    <style:style style:name="co6" style:family="table-column">
      <style:table-column-properties fo:break-before="auto" style:column-width="0.7681in"/>
    </style:style>
    <style:style style:name="co7" style:family="table-column">
      <style:table-column-properties fo:break-before="auto" style:column-width="1.0118in"/>
    </style:style>
    <style:style style:name="co8" style:family="table-column">
      <style:table-column-properties fo:break-before="auto" style:column-width="0.4264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479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0866in" svg:height="3.4236in" svg:x="9.4118in" svg:y="0.3295in">
            <draw:object draw:notify-on-update-of-ranges="Sheet1.K2:Sheet1.K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in Binary</text:p>
          </table:table-cell>
          <table:table-cell office:value-type="string" calcext:value-type="string">
            <text:p>Bytes/chunk</text:p>
          </table:table-cell>
          <table:table-cell table:style-name="Default" office:value-type="string" calcext:value-type="string">
            <text:p>numChunks</text:p>
          </table:table-cell>
          <table:table-cell office:value-type="string" calcext:value-type="string">
            <text:p>Total Bytes</text:p>
          </table:table-cell>
          <table:table-cell/>
          <table:table-cell office:value-type="string" calcext:value-type="string">
            <text:p>Command</text:p>
          </table:table-cell>
          <table:table-cell office:value-type="string" calcext:value-type="string">
            <text:p>Cmd Byte</text:p>
          </table:table-cell>
          <table:table-cell office:value-type="string" calcext:value-type="string">
            <text:p>B/Ck</text:p>
          </table:table-cell>
          <table:table-cell office:value-type="string" calcext:value-type="string">
            <text:p>#Ck</text:p>
          </table:table-cell>
          <table:table-cell office:value-type="string" calcext:value-type="string">
            <text:p>Bytes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DEC2BIN([.A$1:.A$1048576];8)" office:value-type="string" office:string-value="00000000" calcext:value-type="string">
            <text:p>00000000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2]+[.J2]" office:value-type="float" office:value="24" calcext:value-type="float">
            <text:p>24</text:p>
          </table:table-cell>
          <table:table-cell table:style-name="ce7" table:formula="of:=DEC2BIN([.G2];8)" office:value-type="string" office:string-value="00011000" calcext:value-type="string">
            <text:p>0001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I2]*[.J2]" office:value-type="float" office:value="128" calcext:value-type="float">
            <text:p>128</text:p>
          </table:table-cell>
          <table: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DEC2BIN([.A$1:.A$1048576];8)" office:value-type="string" office:string-value="00000001" calcext:value-type="string">
            <text:p>00000001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3]+[.J3]" office:value-type="float" office:value="25" calcext:value-type="float">
            <text:p>25</text:p>
          </table:table-cell>
          <table:table-cell table:style-name="ce7" table:formula="of:=DEC2BIN([.G3];8)" office:value-type="string" office:string-value="00011001" calcext:value-type="string">
            <text:p>0001100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I3]*[.J3]" office:value-type="float" office:value="144" calcext:value-type="float">
            <text:p>144</text:p>
          </table:table-cell>
          <table:table-cell table:style-name="ce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DEC2BIN([.A$1:.A$1048576];8)" office:value-type="string" office:string-value="00000010" calcext:value-type="string">
            <text:p>00000010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4]+[.J4]" office:value-type="float" office:value="26" calcext:value-type="float">
            <text:p>26</text:p>
          </table:table-cell>
          <table:table-cell table:style-name="ce7" table:formula="of:=DEC2BIN([.G4];8)" office:value-type="string" office:string-value="00011010" calcext:value-type="string">
            <text:p>000110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I4]*[.J4]" office:value-type="float" office:value="160" calcext:value-type="float">
            <text:p>160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DEC2BIN([.A$1:.A$1048576];8)" office:value-type="string" office:string-value="00000011" calcext:value-type="string">
            <text:p>00000011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5]+[.J5]" office:value-type="float" office:value="27" calcext:value-type="float">
            <text:p>27</text:p>
          </table:table-cell>
          <table:table-cell table:style-name="ce7" table:formula="of:=DEC2BIN([.G5];8)" office:value-type="string" office:string-value="00011011" calcext:value-type="string">
            <text:p>000110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I5]*[.J5]" office:value-type="float" office:value="176" calcext:value-type="float">
            <text:p>176</text:p>
          </table:table-cell>
          <table:table-cell table:style-name="ce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DEC2BIN([.A$1:.A$1048576];8)" office:value-type="string" office:string-value="00000100" calcext:value-type="string">
            <text:p>00000100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6]+[.J6]" office:value-type="float" office:value="28" calcext:value-type="float">
            <text:p>28</text:p>
          </table:table-cell>
          <table:table-cell table:style-name="ce7" table:formula="of:=DEC2BIN([.G6];8)" office:value-type="string" office:string-value="00011100" calcext:value-type="string">
            <text:p>000111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I6]*[.J6]" office:value-type="float" office:value="192" calcext:value-type="float">
            <text:p>192</text:p>
          </table:table-cell>
          <table:table-cell table:style-name="ce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DEC2BIN([.A$1:.A$1048576];8)" office:value-type="string" office:string-value="00000101" calcext:value-type="string">
            <text:p>00000101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7]+[.J7]" office:value-type="float" office:value="29" calcext:value-type="float">
            <text:p>29</text:p>
          </table:table-cell>
          <table:table-cell table:style-name="ce7" table:formula="of:=DEC2BIN([.G7];8)" office:value-type="string" office:string-value="00011101" calcext:value-type="string">
            <text:p>0001110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I7]*[.J7]" office:value-type="float" office:value="208" calcext:value-type="float">
            <text:p>208</text:p>
          </table:table-cell>
          <table:table-cell table:style-name="ce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DEC2BIN([.A$1:.A$1048576];8)" office:value-type="string" office:string-value="00000110" calcext:value-type="string">
            <text:p>00000110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8]+[.J8]" office:value-type="float" office:value="30" calcext:value-type="float">
            <text:p>30</text:p>
          </table:table-cell>
          <table:table-cell table:style-name="ce7" table:formula="of:=DEC2BIN([.G8];8)" office:value-type="string" office:string-value="00011110" calcext:value-type="string">
            <text:p>000111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I8]*[.J8]" office:value-type="float" office:value="224" calcext:value-type="float">
            <text:p>224</text:p>
          </table:table-cell>
          <table:table-cell table:style-name="ce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DEC2BIN([.A$1:.A$1048576];8)" office:value-type="string" office:string-value="00000111" calcext:value-type="string">
            <text:p>00000111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9]+[.J9]" office:value-type="float" office:value="31" calcext:value-type="float">
            <text:p>31</text:p>
          </table:table-cell>
          <table:table-cell table:style-name="ce7" table:formula="of:=DEC2BIN([.G9];8)" office:value-type="string" office:string-value="00011111" calcext:value-type="string">
            <text:p>000111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I9]*[.J9]" office:value-type="float" office:value="240" calcext:value-type="float">
            <text:p>240</text:p>
          </table:table-cell>
          <table:table-cell table:style-name="ce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DEC2BIN([.A$1:.A$1048576];8)" office:value-type="string" office:string-value="00001000" calcext:value-type="string">
            <text:p>00001000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10]+[.J10]" office:value-type="float" office:value="40" calcext:value-type="float">
            <text:p>40</text:p>
          </table:table-cell>
          <table:table-cell table:style-name="ce7" table:formula="of:=DEC2BIN([.G10];8)" office:value-type="string" office:string-value="00101000" calcext:value-type="string">
            <text:p>00101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I10]*[.J10]" office:value-type="float" office:value="256" calcext:value-type="float">
            <text:p>256</text:p>
          </table:table-cell>
          <table:table-cell table:style-name="ce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DEC2BIN([.A$1:.A$1048576];8)" office:value-type="string" office:string-value="00001001" calcext:value-type="string">
            <text:p>00001001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11]+[.J11]" office:value-type="float" office:value="41" calcext:value-type="float">
            <text:p>41</text:p>
          </table:table-cell>
          <table:table-cell table:style-name="ce7" table:formula="of:=DEC2BIN([.G11];8)" office:value-type="string" office:string-value="00101001" calcext:value-type="string">
            <text:p>0010100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I11]*[.J11]" office:value-type="float" office:value="288" calcext:value-type="float">
            <text:p>288</text:p>
          </table:table-cell>
          <table:table-cell table:style-name="ce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DEC2BIN([.A$1:.A$1048576];8)" office:value-type="string" office:string-value="00001010" calcext:value-type="string">
            <text:p>00001010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12]+[.J12]" office:value-type="float" office:value="42" calcext:value-type="float">
            <text:p>42</text:p>
          </table:table-cell>
          <table:table-cell table:style-name="ce7" table:formula="of:=DEC2BIN([.G12];8)" office:value-type="string" office:string-value="00101010" calcext:value-type="string">
            <text:p>001010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I12]*[.J12]" office:value-type="float" office:value="320" calcext:value-type="float">
            <text:p>320</text:p>
          </table:table-cell>
          <table:table-cell table:style-name="ce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DEC2BIN([.A$1:.A$1048576];8)" office:value-type="string" office:string-value="00001011" calcext:value-type="string">
            <text:p>00001011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13]+[.J13]" office:value-type="float" office:value="43" calcext:value-type="float">
            <text:p>43</text:p>
          </table:table-cell>
          <table:table-cell table:style-name="ce7" table:formula="of:=DEC2BIN([.G13];8)" office:value-type="string" office:string-value="00101011" calcext:value-type="string">
            <text:p>001010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13]*[.J13]" office:value-type="float" office:value="352" calcext:value-type="float">
            <text:p>352</text:p>
          </table:table-cell>
          <table:table-cell table:style-name="ce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DEC2BIN([.A$1:.A$1048576];8)" office:value-type="string" office:string-value="00001100" calcext:value-type="string">
            <text:p>00001100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14]+[.J14]" office:value-type="float" office:value="44" calcext:value-type="float">
            <text:p>44</text:p>
          </table:table-cell>
          <table:table-cell table:style-name="ce7" table:formula="of:=DEC2BIN([.G14];8)" office:value-type="string" office:string-value="00101100" calcext:value-type="string">
            <text:p>0010110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I14]*[.J14]" office:value-type="float" office:value="384" calcext:value-type="float">
            <text:p>384</text:p>
          </table:table-cell>
          <table:table-cell table:style-name="ce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DEC2BIN([.A$1:.A$1048576];8)" office:value-type="string" office:string-value="00001101" calcext:value-type="string">
            <text:p>00001101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15]+[.J15]" office:value-type="float" office:value="45" calcext:value-type="float">
            <text:p>45</text:p>
          </table:table-cell>
          <table:table-cell table:style-name="ce7" table:formula="of:=DEC2BIN([.G15];8)" office:value-type="string" office:string-value="00101101" calcext:value-type="string">
            <text:p>0010110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formula="of:=[.I15]*[.J15]" office:value-type="float" office:value="416" calcext:value-type="float">
            <text:p>416</text:p>
          </table:table-cell>
          <table:table-cell table:style-name="ce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DEC2BIN([.A$1:.A$1048576];8)" office:value-type="string" office:string-value="00001110" calcext:value-type="string">
            <text:p>00001110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16]+[.J16]" office:value-type="float" office:value="46" calcext:value-type="float">
            <text:p>46</text:p>
          </table:table-cell>
          <table:table-cell table:style-name="ce7" table:formula="of:=DEC2BIN([.G16];8)" office:value-type="string" office:string-value="00101110" calcext:value-type="string">
            <text:p>001011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[.I16]*[.J16]" office:value-type="float" office:value="448" calcext:value-type="float">
            <text:p>448</text:p>
          </table:table-cell>
          <table:table-cell table:style-name="ce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DEC2BIN([.A$1:.A$1048576];8)" office:value-type="string" office:string-value="00001111" calcext:value-type="string">
            <text:p>00001111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17]+[.J17]" office:value-type="float" office:value="47" calcext:value-type="float">
            <text:p>47</text:p>
          </table:table-cell>
          <table:table-cell table:style-name="ce7" table:formula="of:=DEC2BIN([.G17];8)" office:value-type="string" office:string-value="00101111" calcext:value-type="string">
            <text:p>0010111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[.I17]*[.J17]" office:value-type="float" office:value="480" calcext:value-type="float">
            <text:p>480</text:p>
          </table:table-cell>
          <table:table-cell table:style-name="ce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DEC2BIN([.A$1:.A$1048576];8)" office:value-type="string" office:string-value="00010000" calcext:value-type="string">
            <text:p>00010000</text:p>
          </table:table-cell>
          <table:table-cell table:style-name="ce2" table:number-columns-repeated="3"/>
          <table:table-cell table:style-name="ce2" office:value-type="string" calcext:value-type="string">
            <text:p>reserved</text:p>
          </table:table-cell>
          <table:table-cell table:style-name="ce7" table:formula="of:=[.I18]+[.J18]" office:value-type="float" office:value="72" calcext:value-type="float">
            <text:p>72</text:p>
          </table:table-cell>
          <table:table-cell table:style-name="ce7" table:formula="of:=DEC2BIN([.G18];8)" office:value-type="string" office:string-value="01001000" calcext:value-type="string">
            <text:p>01001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I18]*[.J18]" office:value-type="float" office:value="512" calcext:value-type="float">
            <text:p>512</text:p>
          </table:table-cell>
          <table:table-cell table:style-name="ce1"/>
        </table:table-row>
        <table:table-row table:style-name="ro1">
          <table:table-cell table:style-name="ce3"/>
          <table:table-cell table:style-name="ce6" table:number-columns-repeated="5"/>
          <table:table-cell table:style-name="ce7" table:formula="of:=[.I19]+[.J19]" office:value-type="float" office:value="73" calcext:value-type="float">
            <text:p>73</text:p>
          </table:table-cell>
          <table:table-cell table:style-name="ce7" table:formula="of:=DEC2BIN([.G19];8)" office:value-type="string" office:string-value="01001001" calcext:value-type="string">
            <text:p>01001001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formula="of:=[.I19]*[.J19]" office:value-type="float" office:value="576" calcext:value-type="float">
            <text:p>576</text:p>
          </table:table-cell>
          <table:table-cell table:style-name="ce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DEC2BIN([.A$1:.A$1048576];8)" office:value-type="string" office:string-value="00010001" calcext:value-type="string">
            <text:p>000100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0]*[.D20]" office:value-type="float" office:value="16" calcext:value-type="float">
            <text:p>16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0]+[.J20]" office:value-type="float" office:value="74" calcext:value-type="float">
            <text:p>74</text:p>
          </table:table-cell>
          <table:table-cell table:style-name="ce7" table:formula="of:=DEC2BIN([.G20];8)" office:value-type="string" office:string-value="01001010" calcext:value-type="string">
            <text:p>010010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I20]*[.J20]" office:value-type="float" office:value="640" calcext:value-type="float">
            <text:p>640</text:p>
          </table:table-cell>
          <table:table-cell table:style-name="ce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DEC2BIN([.A$1:.A$1048576];8)" office:value-type="string" office:string-value="00010010" calcext:value-type="string">
            <text:p>000100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21]*[.D21]" office:value-type="float" office:value="32" calcext:value-type="float">
            <text:p>32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1]+[.J21]" office:value-type="float" office:value="75" calcext:value-type="float">
            <text:p>75</text:p>
          </table:table-cell>
          <table:table-cell table:style-name="ce7" table:formula="of:=DEC2BIN([.G21];8)" office:value-type="string" office:string-value="01001011" calcext:value-type="string">
            <text:p>010010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formula="of:=[.I21]*[.J21]" office:value-type="float" office:value="704" calcext:value-type="float">
            <text:p>704</text:p>
          </table:table-cell>
          <table:table-cell table:style-name="ce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DEC2BIN([.A$1:.A$1048576];8)" office:value-type="string" office:string-value="00010011" calcext:value-type="string">
            <text:p>000100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22]*[.D22]" office:value-type="float" office:value="48" calcext:value-type="float">
            <text:p>48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2]+[.J22]" office:value-type="float" office:value="76" calcext:value-type="float">
            <text:p>76</text:p>
          </table:table-cell>
          <table:table-cell table:style-name="ce7" table:formula="of:=DEC2BIN([.G22];8)" office:value-type="string" office:string-value="01001100" calcext:value-type="string">
            <text:p>010011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formula="of:=[.I22]*[.J22]" office:value-type="float" office:value="768" calcext:value-type="float">
            <text:p>768</text:p>
          </table:table-cell>
          <table:table-cell table:style-name="ce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DEC2BIN([.A$1:.A$1048576];8)" office:value-type="string" office:string-value="00010100" calcext:value-type="string">
            <text:p>000101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23]*[.D23]" office:value-type="float" office:value="64" calcext:value-type="float">
            <text:p>64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3]+[.J23]" office:value-type="float" office:value="77" calcext:value-type="float">
            <text:p>77</text:p>
          </table:table-cell>
          <table:table-cell table:style-name="ce7" table:formula="of:=DEC2BIN([.G23];8)" office:value-type="string" office:string-value="01001101" calcext:value-type="string">
            <text:p>01001101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formula="of:=[.I23]*[.J23]" office:value-type="float" office:value="832" calcext:value-type="float">
            <text:p>832</text:p>
          </table:table-cell>
          <table:table-cell table:style-name="ce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DEC2BIN([.A$1:.A$1048576];8)" office:value-type="string" office:string-value="00010101" calcext:value-type="string">
            <text:p>00010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C24]*[.D24]" office:value-type="float" office:value="80" calcext:value-type="float">
            <text:p>80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4]+[.J24]" office:value-type="float" office:value="78" calcext:value-type="float">
            <text:p>78</text:p>
          </table:table-cell>
          <table:table-cell table:style-name="ce7" table:formula="of:=DEC2BIN([.G24];8)" office:value-type="string" office:string-value="01001110" calcext:value-type="string">
            <text:p>0100111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formula="of:=[.I24]*[.J24]" office:value-type="float" office:value="896" calcext:value-type="float">
            <text:p>896</text:p>
          </table:table-cell>
          <table:table-cell table:style-name="ce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DEC2BIN([.A$1:.A$1048576];8)" office:value-type="string" office:string-value="00010110" calcext:value-type="string">
            <text:p>000101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C25]*[.D25]" office:value-type="float" office:value="96" calcext:value-type="float">
            <text:p>96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5]+[.J25]" office:value-type="float" office:value="79" calcext:value-type="float">
            <text:p>79</text:p>
          </table:table-cell>
          <table:table-cell table:style-name="ce7" table:formula="of:=DEC2BIN([.G25];8)" office:value-type="string" office:string-value="01001111" calcext:value-type="string">
            <text:p>0100111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formula="of:=[.I25]*[.J25]" office:value-type="float" office:value="960" calcext:value-type="float">
            <text:p>960</text:p>
          </table:table-cell>
          <table:table-cell table:style-name="ce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DEC2BIN([.A$1:.A$1048576];8)" office:value-type="string" office:string-value="00010111" calcext:value-type="string">
            <text:p>00010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C26]*[.D26]" office:value-type="float" office:value="112" calcext:value-type="float">
            <text:p>112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6]+[.J26]" office:value-type="float" office:value="136" calcext:value-type="float">
            <text:p>136</text:p>
          </table:table-cell>
          <table:table-cell table:style-name="ce7" table:formula="of:=DEC2BIN([.G26];8)" office:value-type="string" office:string-value="10001000" calcext:value-type="string">
            <text:p>10001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formula="of:=[.I26]*[.J26]" office:value-type="float" office:value="1024" calcext:value-type="float">
            <text:p>1024</text:p>
          </table:table-cell>
          <table:table-cell table:style-name="ce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DEC2BIN([.A$1:.A$1048576];8)" office:value-type="string" office:string-value="00011000" calcext:value-type="string">
            <text:p>000110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C27]*[.D27]" office:value-type="float" office:value="128" calcext:value-type="float">
            <text:p>128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7]+[.J27]" office:value-type="float" office:value="137" calcext:value-type="float">
            <text:p>137</text:p>
          </table:table-cell>
          <table:table-cell table:style-name="ce7" table:formula="of:=DEC2BIN([.G27];8)" office:value-type="string" office:string-value="10001001" calcext:value-type="string">
            <text:p>10001001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[.I27]*[.J27]" office:value-type="float" office:value="1152" calcext:value-type="float">
            <text:p>1152</text:p>
          </table:table-cell>
          <table:table-cell table:style-name="ce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DEC2BIN([.A$1:.A$1048576];8)" office:value-type="string" office:string-value="00011001" calcext:value-type="string">
            <text:p>000110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C28]*[.D28]" office:value-type="float" office:value="144" calcext:value-type="float">
            <text:p>144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8]+[.J28]" office:value-type="float" office:value="138" calcext:value-type="float">
            <text:p>138</text:p>
          </table:table-cell>
          <table:table-cell table:style-name="ce7" table:formula="of:=DEC2BIN([.G28];8)" office:value-type="string" office:string-value="10001010" calcext:value-type="string">
            <text:p>100010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[.I28]*[.J28]" office:value-type="float" office:value="1280" calcext:value-type="float">
            <text:p>1280</text:p>
          </table:table-cell>
          <table:table-cell table:style-name="ce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DEC2BIN([.A$1:.A$1048576];8)" office:value-type="string" office:string-value="00011010" calcext:value-type="string">
            <text:p>000110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29]*[.D29]" office:value-type="float" office:value="160" calcext:value-type="float">
            <text:p>160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29]+[.J29]" office:value-type="float" office:value="139" calcext:value-type="float">
            <text:p>139</text:p>
          </table:table-cell>
          <table:table-cell table:style-name="ce7" table:formula="of:=DEC2BIN([.G29];8)" office:value-type="string" office:string-value="10001011" calcext:value-type="string">
            <text:p>100010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formula="of:=[.I29]*[.J29]" office:value-type="float" office:value="1408" calcext:value-type="float">
            <text:p>1408</text:p>
          </table:table-cell>
          <table:table-cell table:style-name="ce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DEC2BIN([.A$1:.A$1048576];8)" office:value-type="string" office:string-value="00011011" calcext:value-type="string">
            <text:p>000110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C30]*[.D30]" office:value-type="float" office:value="176" calcext:value-type="float">
            <text:p>176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30]+[.J30]" office:value-type="float" office:value="140" calcext:value-type="float">
            <text:p>140</text:p>
          </table:table-cell>
          <table:table-cell table:style-name="ce7" table:formula="of:=DEC2BIN([.G30];8)" office:value-type="string" office:string-value="10001100" calcext:value-type="string">
            <text:p>1000110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table:formula="of:=[.I30]*[.J30]" office:value-type="float" office:value="1536" calcext:value-type="float">
            <text:p>1536</text:p>
          </table:table-cell>
          <table:table-cell table:style-name="ce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DEC2BIN([.A$1:.A$1048576];8)" office:value-type="string" office:string-value="00011100" calcext:value-type="string">
            <text:p>000111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C31]*[.D31]" office:value-type="float" office:value="192" calcext:value-type="float">
            <text:p>192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31]+[.J31]" office:value-type="float" office:value="141" calcext:value-type="float">
            <text:p>141</text:p>
          </table:table-cell>
          <table:table-cell table:style-name="ce7" table:formula="of:=DEC2BIN([.G31];8)" office:value-type="string" office:string-value="10001101" calcext:value-type="string">
            <text:p>10001101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I31]*[.J31]" office:value-type="float" office:value="1664" calcext:value-type="float">
            <text:p>1664</text:p>
          </table:table-cell>
          <table:table-cell table:style-name="ce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DEC2BIN([.A$1:.A$1048576];8)" office:value-type="string" office:string-value="00011101" calcext:value-type="string">
            <text:p>00011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C32]*[.D32]" office:value-type="float" office:value="208" calcext:value-type="float">
            <text:p>208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32]+[.J32]" office:value-type="float" office:value="142" calcext:value-type="float">
            <text:p>142</text:p>
          </table:table-cell>
          <table:table-cell table:style-name="ce7" table:formula="of:=DEC2BIN([.G32];8)" office:value-type="string" office:string-value="10001110" calcext:value-type="string">
            <text:p>10001110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I32]*[.J32]" office:value-type="float" office:value="1792" calcext:value-type="float">
            <text:p>1792</text:p>
          </table:table-cell>
          <table:table-cell table:style-name="ce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DEC2BIN([.A$1:.A$1048576];8)" office:value-type="string" office:string-value="00011110" calcext:value-type="string">
            <text:p>000111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C33]*[.D33]" office:value-type="float" office:value="224" calcext:value-type="float">
            <text:p>224</text:p>
          </table:table-cell>
          <table:table-cell table:style-name="ce2" office:value-type="string" calcext:value-type="string">
            <text:p>reserved</text:p>
          </table:table-cell>
          <table:table-cell table:style-name="ce7" table:formula="of:=[.I33]+[.J33]" office:value-type="float" office:value="143" calcext:value-type="float">
            <text:p>143</text:p>
          </table:table-cell>
          <table:table-cell table:style-name="ce7" table:formula="of:=DEC2BIN([.G33];8)" office:value-type="string" office:string-value="10001111" calcext:value-type="string">
            <text:p>1000111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I33]*[.J33]" office:value-type="float" office:value="1920" calcext:value-type="float">
            <text:p>1920</text:p>
          </table:table-cell>
          <table:table-cell table:style-name="ce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DEC2BIN([.A$1:.A$1048576];8)" office:value-type="string" office:string-value="00011111" calcext:value-type="string">
            <text:p>00011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C34]*[.D34]" office:value-type="float" office:value="240" calcext:value-type="float">
            <text:p>240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3"/>
          <table:table-cell table:style-name="ce1"/>
        </table:table-row>
        <table:table-row table:style-name="ro1">
          <table:table-cell table:style-name="ce3"/>
          <table:table-cell table:style-name="ce6" table:number-columns-repeated="5"/>
          <table:table-cell table:style-name="ce8" table:number-columns-repeated="2"/>
          <table:table-cell table:number-columns-repeated="3"/>
          <table:table-cell table:style-name="ce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DEC2BIN([.A$1:.A$1048576];8)" office:value-type="string" office:string-value="00100001" calcext:value-type="string">
            <text:p>001000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36]*[.D36]" office:value-type="float" office:value="32" calcext:value-type="float">
            <text:p>32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3"/>
          <table:table-cell table:style-name="ce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DEC2BIN([.A$1:.A$1048576];8)" office:value-type="string" office:string-value="00100010" calcext:value-type="string">
            <text:p>001000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37]*[.D37]" office:value-type="float" office:value="64" calcext:value-type="float">
            <text:p>64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3"/>
          <table:table-cell table:style-name="ce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DEC2BIN([.A$1:.A$1048576];8)" office:value-type="string" office:string-value="00100011" calcext:value-type="string">
            <text:p>0010001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38]*[.D38]" office:value-type="float" office:value="96" calcext:value-type="float">
            <text:p>96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3"/>
          <table:table-cell table:style-name="ce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DEC2BIN([.A$1:.A$1048576];8)" office:value-type="string" office:string-value="00100100" calcext:value-type="string">
            <text:p>0010010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39]*[.D39]" office:value-type="float" office:value="128" calcext:value-type="float">
            <text:p>128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3"/>
          <table:table-cell table:style-name="ce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DEC2BIN([.A$1:.A$1048576];8)" office:value-type="string" office:string-value="00100101" calcext:value-type="string">
            <text:p>001001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C40]*[.D40]" office:value-type="float" office:value="160" calcext:value-type="float">
            <text:p>160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3"/>
          <table:table-cell table:style-name="ce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DEC2BIN([.A$1:.A$1048576];8)" office:value-type="string" office:string-value="00100110" calcext:value-type="string">
            <text:p>001001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C41]*[.D41]" office:value-type="float" office:value="192" calcext:value-type="float">
            <text:p>192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3"/>
          <table:table-cell table:style-name="ce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DEC2BIN([.A$1:.A$1048576];8)" office:value-type="string" office:string-value="00100111" calcext:value-type="string">
            <text:p>0010011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C42]*[.D42]" office:value-type="float" office:value="224" calcext:value-type="float">
            <text:p>224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3"/>
          <table:table-cell table:style-name="ce1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BIN([.A$1:.A$1048576];8)" office:value-type="string" office:string-value="00101000" calcext:value-type="string">
            <text:p>0010100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C43]*[.D43]" office:value-type="float" office:value="256" calcext:value-type="float">
            <text:p>256</text:p>
          </table:table-cell>
          <table:table-cell table:style-name="ce2"/>
          <table:table-cell table:style-name="ce7" table:number-columns-repeated="2"/>
          <table:table-cell table:style-name="Default" table:number-columns-repeated="2"/>
          <table:table-cell/>
          <table:table-cell table:style-name="ce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BIN([.A$1:.A$1048576];8)" office:value-type="string" office:string-value="00101001" calcext:value-type="string">
            <text:p>0010100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C44]*[.D44]" office:value-type="float" office:value="288" calcext:value-type="float">
            <text:p>288</text:p>
          </table:table-cell>
          <table:table-cell table:style-name="ce2"/>
          <table:table-cell table:style-name="ce7" table:number-columns-repeated="2"/>
          <table:table-cell table:style-name="Default" table:number-columns-repeated="2"/>
          <table:table-cell/>
          <table:table-cell table:style-name="ce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BIN([.A$1:.A$1048576];8)" office:value-type="string" office:string-value="00101010" calcext:value-type="string">
            <text:p>001010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45]*[.D45]" office:value-type="float" office:value="320" calcext:value-type="float">
            <text:p>320</text:p>
          </table:table-cell>
          <table:table-cell table:style-name="ce2"/>
          <table:table-cell table:style-name="ce7" table:number-columns-repeated="2"/>
          <table:table-cell table:style-name="Default" table:number-columns-repeated="2"/>
          <table:table-cell/>
          <table:table-cell table:style-name="ce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BIN([.A$1:.A$1048576];8)" office:value-type="string" office:string-value="00101011" calcext:value-type="string">
            <text:p>0010101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C46]*[.D46]" office:value-type="float" office:value="352" calcext:value-type="float">
            <text:p>352</text:p>
          </table:table-cell>
          <table:table-cell table:style-name="ce2"/>
          <table:table-cell table:style-name="ce7" table:number-columns-repeated="2"/>
          <table:table-cell table:style-name="Default" table:number-columns-repeated="2"/>
          <table:table-cell/>
          <table:table-cell table:style-name="ce1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BIN([.A$1:.A$1048576];8)" office:value-type="string" office:string-value="00101100" calcext:value-type="string">
            <text:p>0010110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[.C47]*[.D47]" office:value-type="float" office:value="384" calcext:value-type="float">
            <text:p>384</text:p>
          </table:table-cell>
          <table:table-cell table:style-name="ce2"/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BIN([.A$1:.A$1048576];8)" office:value-type="string" office:string-value="00101101" calcext:value-type="string">
            <text:p>0010110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C48]*[.D48]" office:value-type="float" office:value="416" calcext:value-type="float">
            <text:p>416</text:p>
          </table:table-cell>
          <table:table-cell table:style-name="ce2"/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BIN([.A$1:.A$1048576];8)" office:value-type="string" office:string-value="00101110" calcext:value-type="string">
            <text:p>001011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49]*[.D49]" office:value-type="float" office:value="448" calcext:value-type="float">
            <text:p>448</text:p>
          </table:table-cell>
          <table:table-cell table:style-name="ce2"/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BIN([.A$1:.A$1048576];8)" office:value-type="string" office:string-value="00101111" calcext:value-type="string">
            <text:p>0010111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50]*[.D50]" office:value-type="float" office:value="480" calcext:value-type="float">
            <text:p>480</text:p>
          </table:table-cell>
          <table:table-cell table:style-name="ce2"/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/>
          <table:table-cell table:style-name="ce6" table:number-columns-repeated="5"/>
          <table:table-cell table:style-name="ce8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DEC2BIN([.A$1:.A$1048576];8)" office:value-type="string" office:string-value="01000001" calcext:value-type="string">
            <text:p>01000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52]*[.D52]" office:value-type="float" office:value="64" calcext:value-type="float">
            <text:p>64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table:formula="of:=DEC2BIN([.A$1:.A$1048576];8)" office:value-type="string" office:string-value="01000010" calcext:value-type="string">
            <text:p>0100001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C53]*[.D53]" office:value-type="float" office:value="128" calcext:value-type="float">
            <text:p>128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table:formula="of:=DEC2BIN([.A$1:.A$1048576];8)" office:value-type="string" office:string-value="01000011" calcext:value-type="string">
            <text:p>0100001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C54]*[.D54]" office:value-type="float" office:value="192" calcext:value-type="float">
            <text:p>192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table:formula="of:=DEC2BIN([.A$1:.A$1048576];8)" office:value-type="string" office:string-value="01000100" calcext:value-type="string">
            <text:p>0100010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C55]*[.D55]" office:value-type="float" office:value="256" calcext:value-type="float">
            <text:p>256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table:formula="of:=DEC2BIN([.A$1:.A$1048576];8)" office:value-type="string" office:string-value="01000101" calcext:value-type="string">
            <text:p>010001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C56]*[.D56]" office:value-type="float" office:value="320" calcext:value-type="float">
            <text:p>320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DEC2BIN([.A$1:.A$1048576];8)" office:value-type="string" office:string-value="01000110" calcext:value-type="string">
            <text:p>0100011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C57]*[.D57]" office:value-type="float" office:value="384" calcext:value-type="float">
            <text:p>384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table:formula="of:=DEC2BIN([.A$1:.A$1048576];8)" office:value-type="string" office:string-value="01000111" calcext:value-type="string">
            <text:p>0100011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C58]*[.D58]" office:value-type="float" office:value="448" calcext:value-type="float">
            <text:p>448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BIN([.A$1:.A$1048576];8)" office:value-type="string" office:string-value="01001000" calcext:value-type="string">
            <text:p>01001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C59]*[.D59]" office:value-type="float" office:value="512" calcext:value-type="float">
            <text:p>512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BIN([.A$1:.A$1048576];8)" office:value-type="string" office:string-value="01001001" calcext:value-type="string">
            <text:p>0100100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C60]*[.D60]" office:value-type="float" office:value="576" calcext:value-type="float">
            <text:p>576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BIN([.A$1:.A$1048576];8)" office:value-type="string" office:string-value="01001010" calcext:value-type="string">
            <text:p>0100101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61]*[.D61]" office:value-type="float" office:value="640" calcext:value-type="float">
            <text:p>640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BIN([.A$1:.A$1048576];8)" office:value-type="string" office:string-value="01001011" calcext:value-type="string">
            <text:p>0100101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C62]*[.D62]" office:value-type="float" office:value="704" calcext:value-type="float">
            <text:p>704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BIN([.A$1:.A$1048576];8)" office:value-type="string" office:string-value="01001100" calcext:value-type="string">
            <text:p>010011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[.C63]*[.D63]" office:value-type="float" office:value="768" calcext:value-type="float">
            <text:p>768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BIN([.A$1:.A$1048576];8)" office:value-type="string" office:string-value="01001101" calcext:value-type="string">
            <text:p>0100110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C64]*[.D64]" office:value-type="float" office:value="832" calcext:value-type="float">
            <text:p>832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BIN([.A$1:.A$1048576];8)" office:value-type="string" office:string-value="01001110" calcext:value-type="string">
            <text:p>0100111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65]*[.D65]" office:value-type="float" office:value="896" calcext:value-type="float">
            <text:p>896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BIN([.A$1:.A$1048576];8)" office:value-type="string" office:string-value="01001111" calcext:value-type="string">
            <text:p>0100111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66]*[.D66]" office:value-type="float" office:value="960" calcext:value-type="float">
            <text:p>960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3"/>
          <table:table-cell table:style-name="ce6" table:number-columns-repeated="5"/>
          <table:table-cell table:style-name="ce8" table:number-columns-repeated="2"/>
          <table:table-cell table:number-columns-repeated="4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5" table:formula="of:=DEC2BIN([.A$1:.A$1048576];8)" office:value-type="string" office:string-value="10000001" calcext:value-type="string">
            <text:p>1000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68]*[.D68]" office:value-type="float" office:value="128" calcext:value-type="float">
            <text:p>128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DEC2BIN([.A$1:.A$1048576];8)" office:value-type="string" office:string-value="10000010" calcext:value-type="string">
            <text:p>10000010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C69]*[.D69]" office:value-type="float" office:value="256" calcext:value-type="float">
            <text:p>256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5" table:formula="of:=DEC2BIN([.A$1:.A$1048576];8)" office:value-type="string" office:string-value="10000011" calcext:value-type="string">
            <text:p>1000001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C70]*[.D70]" office:value-type="float" office:value="384" calcext:value-type="float">
            <text:p>384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5" table:formula="of:=DEC2BIN([.A$1:.A$1048576];8)" office:value-type="string" office:string-value="10000100" calcext:value-type="string">
            <text:p>10000100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C71]*[.D71]" office:value-type="float" office:value="512" calcext:value-type="float">
            <text:p>512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5" table:formula="of:=DEC2BIN([.A$1:.A$1048576];8)" office:value-type="string" office:string-value="10000101" calcext:value-type="string">
            <text:p>100001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C72]*[.D72]" office:value-type="float" office:value="640" calcext:value-type="float">
            <text:p>640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5" table:formula="of:=DEC2BIN([.A$1:.A$1048576];8)" office:value-type="string" office:string-value="10000110" calcext:value-type="string">
            <text:p>10000110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C73]*[.D73]" office:value-type="float" office:value="768" calcext:value-type="float">
            <text:p>768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DEC2BIN([.A$1:.A$1048576];8)" office:value-type="string" office:string-value="10000111" calcext:value-type="string">
            <text:p>1000011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C74]*[.D74]" office:value-type="float" office:value="896" calcext:value-type="float">
            <text:p>896</text:p>
          </table:table-cell>
          <table:table-cell table:style-name="ce2" office:value-type="string" calcext:value-type="string">
            <text:p>reserved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BIN([.A$1:.A$1048576];8)" office:value-type="string" office:string-value="10001000" calcext:value-type="string">
            <text:p>1000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C75]*[.D75]" office:value-type="float" office:value="1024" calcext:value-type="float">
            <text:p>1024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BIN([.A$1:.A$1048576];8)" office:value-type="string" office:string-value="10001001" calcext:value-type="string">
            <text:p>1000100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C76]*[.D76]" office:value-type="float" office:value="1152" calcext:value-type="float">
            <text:p>1152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BIN([.A$1:.A$1048576];8)" office:value-type="string" office:string-value="10001010" calcext:value-type="string">
            <text:p>1000101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77]*[.D77]" office:value-type="float" office:value="1280" calcext:value-type="float">
            <text:p>1280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BIN([.A$1:.A$1048576];8)" office:value-type="string" office:string-value="10001011" calcext:value-type="string">
            <text:p>1000101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C78]*[.D78]" office:value-type="float" office:value="1408" calcext:value-type="float">
            <text:p>1408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table:formula="of:=DEC2BIN([.A$1:.A$1048576];8)" office:value-type="string" office:string-value="10001100" calcext:value-type="string">
            <text:p>100011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[.C79]*[.D79]" office:value-type="float" office:value="1536" calcext:value-type="float">
            <text:p>1536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BIN([.A$1:.A$1048576];8)" office:value-type="string" office:string-value="10001101" calcext:value-type="string">
            <text:p>1000110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C80]*[.D80]" office:value-type="float" office:value="1664" calcext:value-type="float">
            <text:p>1664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BIN([.A$1:.A$1048576];8)" office:value-type="string" office:string-value="10001110" calcext:value-type="string">
            <text:p>1000111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81]*[.D81]" office:value-type="float" office:value="1792" calcext:value-type="float">
            <text:p>1792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BIN([.A$1:.A$1048576];8)" office:value-type="string" office:string-value="10001111" calcext:value-type="string">
            <text:p>1000111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82]*[.D82]" office:value-type="float" office:value="1920" calcext:value-type="float">
            <text:p>1920</text:p>
          </table:table-cell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BIN([.A95];8)" office:value-type="string" office:string-value="00011000" calcext:value-type="string">
            <text:p>0001100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BIN([.A96];8)" office:value-type="string" office:string-value="00011001" calcext:value-type="string">
            <text:p>00011001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BIN([.A97];8)" office:value-type="string" office:string-value="00011010" calcext:value-type="string">
            <text:p>0001101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BIN([.A98];8)" office:value-type="string" office:string-value="00011011" calcext:value-type="string">
            <text:p>00011011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BIN([.A99];8)" office:value-type="string" office:string-value="00011100" calcext:value-type="string">
            <text:p>0001110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BIN([.A100];8)" office:value-type="string" office:string-value="00011101" calcext:value-type="string">
            <text:p>0001110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BIN([.A101];8)" office:value-type="string" office:string-value="00011110" calcext:value-type="string">
            <text:p>0001111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BIN([.A102];8)" office:value-type="string" office:string-value="00011111" calcext:value-type="string">
            <text:p>0001111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BIN([.A103];8)" office:value-type="string" office:string-value="00100000" calcext:value-type="string">
            <text:p>0010000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BIN([.A104];8)" office:value-type="string" office:string-value="00100001" calcext:value-type="string">
            <text:p>0010000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BIN([.A105];8)" office:value-type="string" office:string-value="00100010" calcext:value-type="string">
            <text:p>0010001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BIN([.A106];8)" office:value-type="string" office:string-value="00100011" calcext:value-type="string">
            <text:p>00100011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BIN([.A107];8)" office:value-type="string" office:string-value="00100100" calcext:value-type="string">
            <text:p>0010010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BIN([.A108];8)" office:value-type="string" office:string-value="00100101" calcext:value-type="string">
            <text:p>00100101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BIN([.A109];8)" office:value-type="string" office:string-value="00100110" calcext:value-type="string">
            <text:p>0010011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BIN([.A110];8)" office:value-type="string" office:string-value="00100111" calcext:value-type="string">
            <text:p>0010011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BIN([.A111];8)" office:value-type="string" office:string-value="00101000" calcext:value-type="string">
            <text:p>0010100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BIN([.A112];8)" office:value-type="string" office:string-value="00101001" calcext:value-type="string">
            <text:p>0010100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BIN([.A113];8)" office:value-type="string" office:string-value="00101010" calcext:value-type="string">
            <text:p>0010101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BIN([.A114];8)" office:value-type="string" office:string-value="00101011" calcext:value-type="string">
            <text:p>00101011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BIN([.A115];8)" office:value-type="string" office:string-value="00101100" calcext:value-type="string">
            <text:p>0010110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BIN([.A116];8)" office:value-type="string" office:string-value="00101101" calcext:value-type="string">
            <text:p>00101101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BIN([.A117];8)" office:value-type="string" office:string-value="00101110" calcext:value-type="string">
            <text:p>0010111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BIN([.A118];8)" office:value-type="string" office:string-value="00101111" calcext:value-type="string">
            <text:p>0010111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BIN([.A119];8)" office:value-type="string" office:string-value="00110000" calcext:value-type="string">
            <text:p>0011000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BIN([.A120];8)" office:value-type="string" office:string-value="00110001" calcext:value-type="string">
            <text:p>0011000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BIN([.A121];8)" office:value-type="string" office:string-value="00110010" calcext:value-type="string">
            <text:p>0011001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BIN([.A122];8)" office:value-type="string" office:string-value="00110011" calcext:value-type="string">
            <text:p>00110011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BIN([.A123];8)" office:value-type="string" office:string-value="00110100" calcext:value-type="string">
            <text:p>0011010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BIN([.A124];8)" office:value-type="string" office:string-value="00110101" calcext:value-type="string">
            <text:p>00110101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BIN([.A125];8)" office:value-type="string" office:string-value="00110110" calcext:value-type="string">
            <text:p>0011011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BIN([.A126];8)" office:value-type="string" office:string-value="00110111" calcext:value-type="string">
            <text:p>00110111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BIN([.A127];8)" office:value-type="string" office:string-value="00111000" calcext:value-type="string">
            <text:p>0011100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BIN([.A128];8)" office:value-type="string" office:string-value="00111001" calcext:value-type="string">
            <text:p>00111001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BIN([.A129];8)" office:value-type="string" office:string-value="00111010" calcext:value-type="string">
            <text:p>0011101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BIN([.A130];8)" office:value-type="string" office:string-value="00111011" calcext:value-type="string">
            <text:p>0011101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BIN([.A131];8)" office:value-type="string" office:string-value="00111100" calcext:value-type="string">
            <text:p>0011110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BIN([.A132];8)" office:value-type="string" office:string-value="00111101" calcext:value-type="string">
            <text:p>0011110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BIN([.A133];8)" office:value-type="string" office:string-value="00111110" calcext:value-type="string">
            <text:p>0011111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BIN([.A134];8)" office:value-type="string" office:string-value="00111111" calcext:value-type="string">
            <text:p>00111111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BIN([.A135];8)" office:value-type="string" office:string-value="01011000" calcext:value-type="string">
            <text:p>0101100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BIN([.A136];8)" office:value-type="string" office:string-value="01011001" calcext:value-type="string">
            <text:p>0101100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BIN([.A137];8)" office:value-type="string" office:string-value="01011010" calcext:value-type="string">
            <text:p>0101101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BIN([.A138];8)" office:value-type="string" office:string-value="01011011" calcext:value-type="string">
            <text:p>0101101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BIN([.A139];8)" office:value-type="string" office:string-value="01011100" calcext:value-type="string">
            <text:p>0101110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BIN([.A140];8)" office:value-type="string" office:string-value="01011101" calcext:value-type="string">
            <text:p>01011101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BIN([.A141];8)" office:value-type="string" office:string-value="01011110" calcext:value-type="string">
            <text:p>0101111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BIN([.A142];8)" office:value-type="string" office:string-value="01011111" calcext:value-type="string">
            <text:p>01011111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BIN([.A143];8)" office:value-type="string" office:string-value="01100000" calcext:value-type="string">
            <text:p>0110000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BIN([.A144];8)" office:value-type="string" office:string-value="01100001" calcext:value-type="string">
            <text:p>01100001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BIN([.A145];8)" office:value-type="string" office:string-value="01100010" calcext:value-type="string">
            <text:p>01100010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BIN([.A146];8)" office:value-type="string" office:string-value="01100011" calcext:value-type="string">
            <text:p>0110001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BIN([.A147];8)" office:value-type="string" office:string-value="01100100" calcext:value-type="string">
            <text:p>0110010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BIN([.A148];8)" office:value-type="string" office:string-value="01100101" calcext:value-type="string">
            <text:p>01100101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BIN([.A149];8)" office:value-type="string" office:string-value="01100110" calcext:value-type="string">
            <text:p>01100110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BIN([.A150];8)" office:value-type="string" office:string-value="01100111" calcext:value-type="string">
            <text:p>01100111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BIN([.A151];8)" office:value-type="string" office:string-value="01101000" calcext:value-type="string">
            <text:p>0110100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BIN([.A152];8)" office:value-type="string" office:string-value="01101001" calcext:value-type="string">
            <text:p>01101001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BIN([.A153];8)" office:value-type="string" office:string-value="01101010" calcext:value-type="string">
            <text:p>01101010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BIN([.A154];8)" office:value-type="string" office:string-value="01101011" calcext:value-type="string">
            <text:p>01101011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BIN([.A155];8)" office:value-type="string" office:string-value="01101100" calcext:value-type="string">
            <text:p>01101100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BIN([.A156];8)" office:value-type="string" office:string-value="01101101" calcext:value-type="string">
            <text:p>01101101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BIN([.A157];8)" office:value-type="string" office:string-value="01101110" calcext:value-type="string">
            <text:p>0110111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BIN([.A158];8)" office:value-type="string" office:string-value="01101111" calcext:value-type="string">
            <text:p>0110111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BIN([.A159];8)" office:value-type="string" office:string-value="01110000" calcext:value-type="string">
            <text:p>01110000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BIN([.A160];8)" office:value-type="string" office:string-value="01110001" calcext:value-type="string">
            <text:p>01110001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BIN([.A161];8)" office:value-type="string" office:string-value="01110010" calcext:value-type="string">
            <text:p>01110010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BIN([.A162];8)" office:value-type="string" office:string-value="01110011" calcext:value-type="string">
            <text:p>01110011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BIN([.A163];8)" office:value-type="string" office:string-value="01110100" calcext:value-type="string">
            <text:p>0111010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BIN([.A164];8)" office:value-type="string" office:string-value="01110101" calcext:value-type="string">
            <text:p>01110101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BIN([.A165];8)" office:value-type="string" office:string-value="01110110" calcext:value-type="string">
            <text:p>01110110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BIN([.A166];8)" office:value-type="string" office:string-value="01110111" calcext:value-type="string">
            <text:p>01110111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BIN([.A167];8)" office:value-type="string" office:string-value="01111000" calcext:value-type="string">
            <text:p>0111100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BIN([.A168];8)" office:value-type="string" office:string-value="01111001" calcext:value-type="string">
            <text:p>0111100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BIN([.A169];8)" office:value-type="string" office:string-value="01111010" calcext:value-type="string">
            <text:p>01111010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BIN([.A170];8)" office:value-type="string" office:string-value="01111011" calcext:value-type="string">
            <text:p>01111011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BIN([.A171];8)" office:value-type="string" office:string-value="01111100" calcext:value-type="string">
            <text:p>01111100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BIN([.A172];8)" office:value-type="string" office:string-value="01111101" calcext:value-type="string">
            <text:p>01111101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BIN([.A173];8)" office:value-type="string" office:string-value="01111110" calcext:value-type="string">
            <text:p>01111110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BIN([.A174];8)" office:value-type="string" office:string-value="01111111" calcext:value-type="string">
            <text:p>0111111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BIN([.A175];8)" office:value-type="string" office:string-value="10011000" calcext:value-type="string">
            <text:p>10011000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BIN([.A176];8)" office:value-type="string" office:string-value="10011001" calcext:value-type="string">
            <text:p>10011001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BIN([.A177];8)" office:value-type="string" office:string-value="10011010" calcext:value-type="string">
            <text:p>10011010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BIN([.A178];8)" office:value-type="string" office:string-value="10011011" calcext:value-type="string">
            <text:p>10011011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BIN([.A179];8)" office:value-type="string" office:string-value="10011100" calcext:value-type="string">
            <text:p>10011100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BIN([.A180];8)" office:value-type="string" office:string-value="10011101" calcext:value-type="string">
            <text:p>10011101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BIN([.A181];8)" office:value-type="string" office:string-value="10011110" calcext:value-type="string">
            <text:p>10011110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BIN([.A182];8)" office:value-type="string" office:string-value="10011111" calcext:value-type="string">
            <text:p>10011111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BIN([.A183];8)" office:value-type="string" office:string-value="10100000" calcext:value-type="string">
            <text:p>10100000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BIN([.A184];8)" office:value-type="string" office:string-value="10100001" calcext:value-type="string">
            <text:p>1010000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BIN([.A185];8)" office:value-type="string" office:string-value="10100010" calcext:value-type="string">
            <text:p>10100010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BIN([.A186];8)" office:value-type="string" office:string-value="10100011" calcext:value-type="string">
            <text:p>10100011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BIN([.A187];8)" office:value-type="string" office:string-value="10100100" calcext:value-type="string">
            <text:p>10100100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BIN([.A188];8)" office:value-type="string" office:string-value="10100101" calcext:value-type="string">
            <text:p>10100101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BIN([.A189];8)" office:value-type="string" office:string-value="10100110" calcext:value-type="string">
            <text:p>10100110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BIN([.A190];8)" office:value-type="string" office:string-value="10100111" calcext:value-type="string">
            <text:p>10100111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BIN([.A191];8)" office:value-type="string" office:string-value="10101000" calcext:value-type="string">
            <text:p>10101000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BIN([.A192];8)" office:value-type="string" office:string-value="10101001" calcext:value-type="string">
            <text:p>10101001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BIN([.A193];8)" office:value-type="string" office:string-value="10101010" calcext:value-type="string">
            <text:p>10101010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BIN([.A194];8)" office:value-type="string" office:string-value="10101011" calcext:value-type="string">
            <text:p>1010101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BIN([.A195];8)" office:value-type="string" office:string-value="10101100" calcext:value-type="string">
            <text:p>10101100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BIN([.A196];8)" office:value-type="string" office:string-value="10101101" calcext:value-type="string">
            <text:p>10101101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BIN([.A197];8)" office:value-type="string" office:string-value="10101110" calcext:value-type="string">
            <text:p>10101110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BIN([.A198];8)" office:value-type="string" office:string-value="10101111" calcext:value-type="string">
            <text:p>10101111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BIN([.A199];8)" office:value-type="string" office:string-value="10110000" calcext:value-type="string">
            <text:p>10110000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BIN([.A200];8)" office:value-type="string" office:string-value="10110001" calcext:value-type="string">
            <text:p>10110001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BIN([.A201];8)" office:value-type="string" office:string-value="10110010" calcext:value-type="string">
            <text:p>10110010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BIN([.A202];8)" office:value-type="string" office:string-value="10110011" calcext:value-type="string">
            <text:p>1011001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BIN([.A203];8)" office:value-type="string" office:string-value="10110100" calcext:value-type="string">
            <text:p>10110100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BIN([.A204];8)" office:value-type="string" office:string-value="10110101" calcext:value-type="string">
            <text:p>10110101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BIN([.A205];8)" office:value-type="string" office:string-value="10110110" calcext:value-type="string">
            <text:p>10110110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BIN([.A206];8)" office:value-type="string" office:string-value="10110111" calcext:value-type="string">
            <text:p>10110111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BIN([.A207];8)" office:value-type="string" office:string-value="10111000" calcext:value-type="string">
            <text:p>10111000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BIN([.A208];8)" office:value-type="string" office:string-value="10111001" calcext:value-type="string">
            <text:p>10111001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BIN([.A209];8)" office:value-type="string" office:string-value="10111010" calcext:value-type="string">
            <text:p>10111010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BIN([.A210];8)" office:value-type="string" office:string-value="10111011" calcext:value-type="string">
            <text:p>10111011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BIN([.A211];8)" office:value-type="string" office:string-value="10111100" calcext:value-type="string">
            <text:p>10111100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BIN([.A212];8)" office:value-type="string" office:string-value="10111101" calcext:value-type="string">
            <text:p>10111101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BIN([.A213];8)" office:value-type="string" office:string-value="10111110" calcext:value-type="string">
            <text:p>10111110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BIN([.A214];8)" office:value-type="string" office:string-value="10111111" calcext:value-type="string">
            <text:p>10111111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BIN([.A215];8)" office:value-type="string" office:string-value="11011000" calcext:value-type="string">
            <text:p>11011000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BIN([.A216];8)" office:value-type="string" office:string-value="11011001" calcext:value-type="string">
            <text:p>11011001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BIN([.A217];8)" office:value-type="string" office:string-value="11011010" calcext:value-type="string">
            <text:p>11011010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BIN([.A218];8)" office:value-type="string" office:string-value="11011011" calcext:value-type="string">
            <text:p>11011011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BIN([.A219];8)" office:value-type="string" office:string-value="11011100" calcext:value-type="string">
            <text:p>11011100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BIN([.A220];8)" office:value-type="string" office:string-value="11011101" calcext:value-type="string">
            <text:p>11011101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BIN([.A221];8)" office:value-type="string" office:string-value="11011110" calcext:value-type="string">
            <text:p>11011110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BIN([.A222];8)" office:value-type="string" office:string-value="11011111" calcext:value-type="string">
            <text:p>11011111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BIN([.A223];8)" office:value-type="string" office:string-value="11100000" calcext:value-type="string">
            <text:p>11100000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BIN([.A224];8)" office:value-type="string" office:string-value="11100001" calcext:value-type="string">
            <text:p>11100001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BIN([.A225];8)" office:value-type="string" office:string-value="11100010" calcext:value-type="string">
            <text:p>11100010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BIN([.A226];8)" office:value-type="string" office:string-value="11100011" calcext:value-type="string">
            <text:p>11100011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BIN([.A227];8)" office:value-type="string" office:string-value="11100100" calcext:value-type="string">
            <text:p>11100100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BIN([.A228];8)" office:value-type="string" office:string-value="11100101" calcext:value-type="string">
            <text:p>11100101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BIN([.A229];8)" office:value-type="string" office:string-value="11100110" calcext:value-type="string">
            <text:p>11100110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BIN([.A230];8)" office:value-type="string" office:string-value="11100111" calcext:value-type="string">
            <text:p>11100111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BIN([.A231];8)" office:value-type="string" office:string-value="11101000" calcext:value-type="string">
            <text:p>11101000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BIN([.A232];8)" office:value-type="string" office:string-value="11101001" calcext:value-type="string">
            <text:p>11101001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BIN([.A233];8)" office:value-type="string" office:string-value="11101010" calcext:value-type="string">
            <text:p>11101010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BIN([.A234];8)" office:value-type="string" office:string-value="11101011" calcext:value-type="string">
            <text:p>11101011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BIN([.A235];8)" office:value-type="string" office:string-value="11101100" calcext:value-type="string">
            <text:p>11101100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BIN([.A236];8)" office:value-type="string" office:string-value="11101101" calcext:value-type="string">
            <text:p>11101101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BIN([.A237];8)" office:value-type="string" office:string-value="11101110" calcext:value-type="string">
            <text:p>11101110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BIN([.A238];8)" office:value-type="string" office:string-value="11101111" calcext:value-type="string">
            <text:p>11101111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BIN([.A239];8)" office:value-type="string" office:string-value="11110000" calcext:value-type="string">
            <text:p>11110000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BIN([.A240];8)" office:value-type="string" office:string-value="11110001" calcext:value-type="string">
            <text:p>11110001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BIN([.A241];8)" office:value-type="string" office:string-value="11110010" calcext:value-type="string">
            <text:p>11110010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BIN([.A242];8)" office:value-type="string" office:string-value="11110011" calcext:value-type="string">
            <text:p>11110011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BIN([.A243];8)" office:value-type="string" office:string-value="11110100" calcext:value-type="string">
            <text:p>11110100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BIN([.A244];8)" office:value-type="string" office:string-value="11110101" calcext:value-type="string">
            <text:p>11110101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BIN([.A245];8)" office:value-type="string" office:string-value="11110110" calcext:value-type="string">
            <text:p>11110110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BIN([.A246];8)" office:value-type="string" office:string-value="11110111" calcext:value-type="string">
            <text:p>11110111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BIN([.A247];8)" office:value-type="string" office:string-value="11111000" calcext:value-type="string">
            <text:p>11111000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BIN([.A248];8)" office:value-type="string" office:string-value="11111001" calcext:value-type="string">
            <text:p>11111001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BIN([.A249];8)" office:value-type="string" office:string-value="11111010" calcext:value-type="string">
            <text:p>11111010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BIN([.A250];8)" office:value-type="string" office:string-value="11111011" calcext:value-type="string">
            <text:p>11111011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BIN([.A251];8)" office:value-type="string" office:string-value="11111100" calcext:value-type="string">
            <text:p>11111100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BIN([.A252];8)" office:value-type="string" office:string-value="11111101" calcext:value-type="string">
            <text:p>11111101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BIN([.A253];8)" office:value-type="string" office:string-value="11111110" calcext:value-type="string">
            <text:p>11111110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BIN([.A254];8)" office:value-type="string" office:string-value="11111111" calcext:value-type="string">
            <text:p>11111111</text:p>
          </table:table-cell>
          <table:table-cell table:number-columns-repeated="10"/>
        </table:table-row>
        <table:table-row table:style-name="ro1" table:number-rows-repeated="10483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9-10T14:44:25.728590802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1" meta:cell-count="877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61cm" svg:height="8.697cm" xlink:href=".." xlink:type="simple" chart:class="chart:bar" chart:style-name="ch1">
        <chart:plot-area chart:style-name="ch2" table:cell-range-address="Sheet1.K2:Sheet1.K33" svg:x="0.309cm" svg:y="0.173cm" svg:width="14.843cm" svg:height="8.351cm">
          <chartooo:coordinate-region svg:x="1.301cm" svg:y="0.372cm" svg:width="13.851cm" svg:height="7.50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33" chart:class="chart:ba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K2:Sheet1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0">
                <text:p>19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2196df99b074d8a661f4036fca8fa0cbfa33a497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